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ab-stops>
          <style:tab-stop style:position="4.8228in"/>
        </style:tab-stops>
      </style:paragraph-properties>
      <style:text-properties style:font-name="Arial" fo:font-size="14pt" style:font-size-asian="14pt" style:font-name-complex="Arial1"/>
    </style:style>
    <style:style style:name="P2" style:family="paragraph" style:parent-style-name="Standard">
      <style:paragraph-properties>
        <style:tab-stops>
          <style:tab-stop style:position="4.8228in"/>
        </style:tab-stops>
      </style:paragraph-properties>
      <style:text-properties style:font-name="Arial" fo:font-size="12pt" style:font-size-asian="12pt" style:font-name-complex="Arial1"/>
    </style:style>
    <style:style style:name="P3" style:family="paragraph" style:parent-style-name="Standard">
      <style:paragraph-properties>
        <style:tab-stops>
          <style:tab-stop style:position="4.8228in"/>
        </style:tab-stops>
      </style:paragraph-properties>
    </style:style>
    <style:style style:name="P4" style:family="paragraph" style:parent-style-name="Standard" style:master-page-name="Standard">
      <style:paragraph-properties fo:text-align="end" style:justify-single-word="false" style:page-number="auto">
        <style:tab-stops>
          <style:tab-stop style:position="4.8228in"/>
        </style:tab-stops>
      </style:paragraph-properties>
    </style:style>
    <style:style style:name="T1" style:family="text">
      <style:text-properties style:font-name="Arial" fo:font-size="12pt" style:font-size-asian="12pt" style:font-name-complex="Arial1"/>
    </style:style>
    <style:style style:name="T2" style:family="text">
      <style:text-properties style:font-name="Arial" fo:font-size="12pt" officeooo:rsid="001a5a88" style:font-size-asian="12pt" style:font-name-complex="Arial1"/>
    </style:style>
    <style:style style:name="T3" style:family="text">
      <style:text-properties style:font-name="Arial" fo:font-size="12pt" fo:font-weight="bold" style:font-size-asian="12pt" style:font-weight-asian="bold" style:font-name-complex="Arial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Viernes 25 de Septiembre de 2015</text:span></text:p>
      <text:p text:style-name="P1"/>
      <text:p text:style-name="P3"><text:span text:style-name="T3">Dirigido a:</text:span></text:p>
      <text:p text:style-name="P3"><text:span text:style-name="T1">Ingeniero </text:span><text:span text:style-name="T2">Juan Blandino</text:span><text:span text:style-name="T1">.<text:line-break/></text:span><text:span text:style-name="T2">Director</text:span><text:span text:style-name="T1"> de Dirección de Bienestar Estudiantil</text:span></text:p>
      <text:p text:style-name="P2"/>
      <text:p text:style-name="P3"><text:span text:style-name="T3">En sus manos:</text:span></text:p>
      <text:p text:style-name="P3"><text:span text:style-name="T1">Por medio de la presente, yo Ricardo Emmanuel Martinez Carballo con número de carnet 2013-61205, estudiante activo de la carrera de ingeniería de sistema, hago formal renovación de beca Alba.</text:span></text:p>
      <text:p text:style-name="P3"><text:span text:style-name="T1">Esto obedece a la falta de recursos económicos con los que cuenta mi familia, ya que mis padres no poseen un trabajo estable por su avanzada edad, por lo que le solicito una ayuda para poder sufragar mis gastos universitarios.</text:span></text:p>
      <text:p text:style-name="P3"><text:span text:style-name="T1">Sin más que decirle me despido de usted esperando una respuesta positiva de su parte y agradeciéndole su tiempo prestado.</text:span></text:p>
      <text:p text:style-name="P2"/>
      <text:p text:style-name="P2"/>
      <text:p text:style-name="P2"/>
      <text:p text:style-name="P3"><text:span text:style-name="T1">------------------------------------------------------</text:span></text:p>
      <text:p text:style-name="P3"><text:span text:style-name="T1">Br. Ricardo Emmanuel </text:span><text:bookmark text:name="_GoBack"/><text:span text:style-name="T1">Martinez Carball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s" fo:country="NI"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4917in" style:writing-mode="page"/>
      <style:text-properties style:use-window-font-color="true" style:font-name="Calibri" fo:font-size="11pt" fo:language="es" fo:country="NI"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Martinez</meta:initial-creator>
    <dc:creator>ricardo </dc:creator>
    <meta:editing-cycles>5</meta:editing-cycles>
    <meta:creation-date>2015-09-25T12:39:00</meta:creation-date>
    <dc:date>2016-02-29T11:11:09.431224028</dc:date>
    <meta:editing-duration>PT33M37S</meta:editing-duration>
    <meta:generator>LibreOffice/5.0.3.2$Linux_X86_64 LibreOffice_project/00m0$Build-2</meta:generator>
    <meta:document-statistic meta:table-count="0" meta:image-count="0" meta:object-count="0" meta:page-count="1" meta:paragraph-count="9" meta:word-count="116" meta:character-count="757" meta:non-whitespace-character-count="65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